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357cm" svg:x="1.757cm" svg:y="0.508cm">
          <draw:text-box>
            <text:p text:style-name="P1"><text:span text:style-name="T1">HYMN #421</text:span></text:p>
            <text:p text:style-name="P1"><text:span text:style-name="T2">“</text:span><text:span text:style-name="T2">Jesus, Grant That Balm and Healing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384cm" svg:height="7.011cm" svg:x="1.778cm" svg:y="1.016cm">
          <draw:text-box>
            <text:p text:style-name="P1"><text:span text:style-name="T3">1. </text:span><text:span text:style-name="T4">Jesus, grant that balm and healing</text:span></text:p>
            <text:p text:style-name="P1"><text:span text:style-name="T4">In Your holy wounds I find,</text:span></text:p>
            <text:p text:style-name="P1"><text:span text:style-name="T4">Ev'ry hour that I am feeling</text:span></text:p>
            <text:p text:style-name="P1"><text:span text:style-name="T4">Pains of body and of mi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384cm" svg:height="7.011cm" svg:x="1.778cm" svg:y="0.762cm">
          <draw:text-box>
            <text:p text:style-name="P1"><text:span text:style-name="T4">Should some evil thought within</text:span></text:p>
            <text:p text:style-name="P1"><text:span text:style-name="T4">Tempt my treach'rous heart to sin,</text:span></text:p>
            <text:p text:style-name="P1"><text:span text:style-name="T4">Show the peril, and from sinning</text:span></text:p>
            <text:p text:style-name="P1"><text:span text:style-name="T4">Keep me from its first beginning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384cm" svg:height="7.011cm" svg:x="1.778cm" svg:y="0.762cm">
          <draw:text-box>
            <text:p text:style-name="P1"><text:span text:style-name="T3">2. </text:span><text:span text:style-name="T4">Should some lust or sharp temptation</text:span></text:p>
            <text:p text:style-name="P1"><text:span text:style-name="T4">Fascinate my sinful mind,</text:span></text:p>
            <text:p text:style-name="P1"><text:span text:style-name="T4">Draw me to Your cross and passion,</text:span></text:p>
            <text:p text:style-name="P1"><text:span text:style-name="T4">And new courage I shall fi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384cm" svg:height="7.011cm" svg:x="1.778cm" svg:y="0.762cm">
          <draw:text-box>
            <text:p text:style-name="P1"><text:span text:style-name="T4">Or should Satan press me hard,</text:span></text:p>
            <text:p text:style-name="P1"><text:span text:style-name="T4">Let me then be on my guard,</text:span></text:p>
            <text:p text:style-name="P1"><text:span text:style-name="T4">Saying, "Christ for me was wounded,"</text:span></text:p>
            <text:p text:style-name="P1"><text:span text:style-name="T4">That the tempter flee confounde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384cm" svg:height="7.011cm" svg:x="1.778cm" svg:y="0.762cm">
          <draw:text-box>
            <text:p text:style-name="P1"><text:span text:style-name="T3">3. </text:span><text:span text:style-name="T4">If the world my heart entices</text:span></text:p>
            <text:p text:style-name="P1"><text:span text:style-name="T4">With the broad and easy road</text:span></text:p>
            <text:p text:style-name="P1"><text:span text:style-name="T4">With seductive, sinful vices,</text:span></text:p>
            <text:p text:style-name="P1"><text:span text:style-name="T4">Let me weigh the awful loa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4.384cm" svg:height="7.011cm" svg:x="1.778cm" svg:y="0.762cm">
          <draw:text-box>
            <text:p text:style-name="P1"><text:span text:style-name="T4">You were willing to endure.</text:span></text:p>
            <text:p text:style-name="P1"><text:span text:style-name="T4">Help me flee all thoughts impure</text:span></text:p>
            <text:p text:style-name="P1"><text:span text:style-name="T4">And to master each temptation,</text:span></text:p>
            <text:p text:style-name="P1"><text:span text:style-name="T4">Calm in prayer and meditatio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384cm" svg:height="7.011cm" svg:x="1.778cm" svg:y="0.762cm">
          <draw:text-box>
            <text:p text:style-name="P1"><text:span text:style-name="T3">4. </text:span><text:span text:style-name="T4">Ev'ry wound that pains or grieves me</text:span></text:p>
            <text:p text:style-name="P1"><text:span text:style-name="T4">By Your wounds, Lord, is made whole;</text:span></text:p>
            <text:p text:style-name="P1"><text:span text:style-name="T4">When I'm faint, Your Cross revives me,</text:span></text:p>
            <text:p text:style-name="P1"><text:span text:style-name="T4">Granting new life to my soul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4" draw:layer="layout" svg:width="24.384cm" svg:height="7.011cm" svg:x="1.778cm" svg:y="0.762cm">
          <draw:text-box>
            <text:p text:style-name="P1"><text:span text:style-name="T4">Yes, Your comfort renders sweet</text:span></text:p>
            <text:p text:style-name="P1"><text:span text:style-name="T4">Ev'ry bitter cup I meet;</text:span></text:p>
            <text:p text:style-name="P1"><text:span text:style-name="T4">For Your all-atoning passion</text:span></text:p>
            <text:p text:style-name="P1"><text:span text:style-name="T4">Has procured my soul's salvatio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4" draw:layer="layout" svg:width="24.384cm" svg:height="7.011cm" svg:x="1.778cm" svg:y="0.762cm">
          <draw:text-box>
            <text:p text:style-name="P1"><text:span text:style-name="T3">5. </text:span><text:span text:style-name="T4">O my God, my rock and tower,</text:span></text:p>
            <text:p text:style-name="P1"><text:span text:style-name="T4">Grant that in Your death I trust,</text:span></text:p>
            <text:p text:style-name="P1"><text:span text:style-name="T4">Knowing death has lost its power</text:span></text:p>
            <text:p text:style-name="P1"><text:span text:style-name="T4">Since You crushed it in the dust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4" draw:text-style-name="P4" draw:layer="layout" svg:width="24.384cm" svg:height="10.771cm" svg:x="1.778cm" svg:y="0.762cm">
          <draw:text-box>
            <text:p text:style-name="P1"><text:span text:style-name="T4">Savior, let Your agony</text:span></text:p>
            <text:p text:style-name="P1"><text:span text:style-name="T4">Ever help and comfort me;</text:span></text:p>
            <text:p text:style-name="P1"><text:span text:style-name="T4">When I die be my protection,</text:span></text:p>
            <text:p text:style-name="P1"><text:span text:style-name="T4">Light and life and resurrection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5"/></text:span><text:span text:style-name="T5">Public Domai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none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none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none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none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086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086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086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086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086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086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086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29cm" svg:x="1.4cm" svg:y="0.628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8.624cm" svg:height="10.476cm" svg:x="1.482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29cm" svg:x="1.4cm" svg:y="0.628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8.624cm" svg:height="10.476cm" svg:x="1.482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29cm" svg:x="1.4cm" svg:y="0.628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8.624cm" svg:height="10.476cm" svg:x="1.482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29cm" svg:x="1.4cm" svg:y="0.628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8.624cm" svg:height="10.476cm" svg:x="1.482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29cm" svg:x="1.4cm" svg:y="0.628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8.624cm" svg:height="10.476cm" svg:x="1.482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29cm" svg:x="1.4cm" svg:y="0.628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8.624cm" svg:height="10.476cm" svg:x="1.482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29cm" svg:x="1.4cm" svg:y="0.628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8.624cm" svg:height="10.476cm" svg:x="1.482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29cm" svg:x="1.4cm" svg:y="0.628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8.624cm" svg:height="10.476cm" svg:x="1.482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29cm" svg:x="1.4cm" svg:y="0.628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8.624cm" svg:height="10.476cm" svg:x="1.482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29cm" svg:x="1.4cm" svg:y="0.628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8.624cm" svg:height="10.476cm" svg:x="1.482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29cm" svg:x="1.4cm" svg:y="0.628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8.624cm" svg:height="10.476cm" svg:x="1.482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9:10:33.992000000</meta:creation-date>
    <dc:title>Blue template</dc:title>
    <meta:editing-duration>PT7M16S</meta:editing-duration>
    <meta:editing-cycles>5</meta:editing-cycles>
    <meta:generator>LibreOffice/6.1.5.2$Windows_X86_64 LibreOffice_project/90f8dcf33c87b3705e78202e3df5142b201bd805</meta:generator>
    <dc:date>2019-03-07T23:22:24.941000000</dc:date>
    <meta:document-statistic meta:object-count="175"/>
  </office:meta>
</office:document-meta>
</file>